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ext_20_body">Invoice 121 — Sample Fixture</text:p>
      <text:p text:style-name="Text_20_body">SELF-EMPLOYED NAME: Example Person ADDRESS: Calle de Gran Via 1, 1-A-1 Madrid, Madrid 28011, ES</text:p>
      <text:p text:style-name="Text_20_body">INVOICE</text:p>
      <text:p text:style-name="Text_20_body">Invoice NUMBER: 121 Date of invoice: December 1, 2025</text:p>
      <text:p text:style-name="Text_20_body">LINE ITEM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Qty</text:p>
            </table:table-cell>
            <table:table-cell table:style-name="TableHeaderRowCell" office:value-type="string">
              <text:p text:style-name="P1">Unit Price</text:p>
            </table:table-cell>
            <table:table-cell table:style-name="TableHeaderRowCell" office:value-type="string">
              <text:p text:style-name="P2">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Consulting sessions</text:p>
          </table:table-cell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P3">100.00</text:p>
          </table:table-cell>
          <table:table-cell table:style-name="TableRowCell" office:value-type="string">
            <text:p text:style-name="P4">400.00</text:p>
          </table:table-cell>
        </table:table-row>
        <table:table-row>
          <table:table-cell table:style-name="TableRowCell" office:value-type="string">
            <text:p text:style-name="Table_20_Contents">Preparation &amp; materials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P3">50.00</text:p>
          </table:table-cell>
          <table:table-cell table:style-name="TableRowCell" office:value-type="string">
            <text:p text:style-name="P4">50.00</text:p>
          </table:table-cell>
        </table:table-row>
      </table:table>
      <text:p text:style-name="First_20_paragraph">Subtotal: 450.00 Tax (0%): 0.00 TOTAL DUE: 450.00</text:p>
      <text:p text:style-name="Text_20_body">Notes: Thank you for your busines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8.2.1</meta:generator>
    <dc:title/>
    <dc:description/>
    <dc:subject/>
    <meta:keyword/>
    <meta:initial-creator/>
    <dc:creator/>
    <meta:creation-date>2025-12-01T00:37:08Z</meta:creation-date>
    <dc:date>2025-12-01T00:37:08Z</dc:date>
  </office:meta>
</office:document-meta>
</file>